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E000000333D0D12BE326D82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dash" draw:stroke-dash="Dot_20__28_Rounded_29_" svg:stroke-width="0.011cm" svg:stroke-color="#1c1c1c" draw:marker-start-width="0.217cm" draw:marker-end-width="0.217cm" svg:stroke-opacity="0%" svg:stroke-linecap="round" draw:fill="solid" draw:fill-color="#000000" draw:opacity="100%" draw:opacity-name="Transparency_20_55" draw:textarea-horizontal-align="center" draw:textarea-vertical-align="middle" draw:shadow="visible" draw:shadow-offset-x="0cm" draw:shadow-offset-y="0.035cm" draw:shadow-opacity="98%" loext:shadow-blur="0.176cm" loext:glow-radius="0cm" loext:glow-color="#666666" loext:glow-transparency="2%" loext:softedge-radius="0.106cm" draw:color-mode="watermark" draw:luminance="-24%" draw:contrast="63%" draw:gamma="100%" draw:red="0%" draw:green="0%" draw:blue="0%" fo:clip="rect(0.128cm, 0cm, -0.146cm, 0.196cm)" draw:image-opacity="76%" style:mirror="none"/>
    </style:style>
    <style:style style:name="P1" style:family="paragraph">
      <loext:graphic-properties draw:fill="solid" draw:fill-color="#000000" draw:opacity="100%" draw:opacity-name="Transparency_20_5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782cm" svg:height="1.533cm" svg:x="0.95cm" svg:y="14.47cm">
          <draw:image xlink:href="Pictures/100000010000028E000000333D0D12BE326D829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19" draw:display-name="Transparency 19" draw:style="linear" draw:start="100%" draw:end="0%" draw:angle="0deg" draw:border="80%"/>
    <draw:opacity draw:name="Transparency_20_20" draw:display-name="Transparency 20" draw:style="linear" draw:start="100%" draw:end="0%" draw:angle="0deg" draw:border="85%"/>
    <draw:opacity draw:name="Transparency_20_21" draw:display-name="Transparency 21" draw:style="linear" draw:start="100%" draw:end="0%" draw:angle="0deg" draw:border="90%"/>
    <draw:opacity draw:name="Transparency_20_22" draw:display-name="Transparency 22" draw:style="linear" draw:start="100%" draw:end="0%" draw:angle="0deg" draw:border="95%"/>
    <draw:opacity draw:name="Transparency_20_23" draw:display-name="Transparency 23" draw:style="linear" draw:start="100%" draw:end="0%" draw:angle="0deg" draw:border="100%"/>
    <draw:opacity draw:name="Transparency_20_24" draw:display-name="Transparency 24" draw:style="linear" draw:start="95%" draw:end="0%" draw:angle="0deg" draw:border="100%"/>
    <draw:opacity draw:name="Transparency_20_25" draw:display-name="Transparency 25" draw:style="linear" draw:start="90%" draw:end="0%" draw:angle="0deg" draw:border="100%"/>
    <draw:opacity draw:name="Transparency_20_26" draw:display-name="Transparency 26" draw:style="linear" draw:start="85%" draw:end="0%" draw:angle="0deg" draw:border="100%"/>
    <draw:opacity draw:name="Transparency_20_27" draw:display-name="Transparency 27" draw:style="linear" draw:start="85%" draw:end="5%" draw:angle="0deg" draw:border="100%"/>
    <draw:opacity draw:name="Transparency_20_28" draw:display-name="Transparency 28" draw:style="linear" draw:start="85%" draw:end="10%" draw:angle="0deg" draw:border="100%"/>
    <draw:opacity draw:name="Transparency_20_29" draw:display-name="Transparency 29" draw:style="linear" draw:start="85%" draw:end="15%" draw:angle="0deg" draw:border="100%"/>
    <draw:opacity draw:name="Transparency_20_3" draw:display-name="Transparency 3" draw:style="linear" draw:start="100%" draw:end="0%" draw:angle="0deg" draw:border="75%"/>
    <draw:opacity draw:name="Transparency_20_30" draw:display-name="Transparency 30" draw:style="linear" draw:start="85%" draw:end="20%" draw:angle="0deg" draw:border="100%"/>
    <draw:opacity draw:name="Transparency_20_31" draw:display-name="Transparency 31" draw:style="linear" draw:start="85%" draw:end="25%" draw:angle="0deg" draw:border="100%"/>
    <draw:opacity draw:name="Transparency_20_32" draw:display-name="Transparency 32" draw:style="linear" draw:start="85%" draw:end="30%" draw:angle="0deg" draw:border="100%"/>
    <draw:opacity draw:name="Transparency_20_33" draw:display-name="Transparency 33" draw:style="linear" draw:start="85%" draw:end="35%" draw:angle="0deg" draw:border="100%"/>
    <draw:opacity draw:name="Transparency_20_34" draw:display-name="Transparency 34" draw:style="linear" draw:start="85%" draw:end="40%" draw:angle="0deg" draw:border="100%"/>
    <draw:opacity draw:name="Transparency_20_35" draw:display-name="Transparency 35" draw:style="linear" draw:start="85%" draw:end="45%" draw:angle="0deg" draw:border="100%"/>
    <draw:opacity draw:name="Transparency_20_36" draw:display-name="Transparency 36" draw:style="linear" draw:start="85%" draw:end="50%" draw:angle="0deg" draw:border="100%"/>
    <draw:opacity draw:name="Transparency_20_37" draw:display-name="Transparency 37" draw:style="linear" draw:start="85%" draw:end="55%" draw:angle="0deg" draw:border="100%"/>
    <draw:opacity draw:name="Transparency_20_38" draw:display-name="Transparency 38" draw:style="linear" draw:start="85%" draw:end="60%" draw:angle="0deg" draw:border="100%"/>
    <draw:opacity draw:name="Transparency_20_39" draw:display-name="Transparency 39" draw:style="linear" draw:start="85%" draw:end="65%" draw:angle="0deg" draw:border="100%"/>
    <draw:opacity draw:name="Transparency_20_4" draw:display-name="Transparency 4" draw:style="linear" draw:start="100%" draw:end="0%" draw:angle="0deg" draw:border="70%"/>
    <draw:opacity draw:name="Transparency_20_40" draw:display-name="Transparency 40" draw:style="linear" draw:start="85%" draw:end="70%" draw:angle="0deg" draw:border="100%"/>
    <draw:opacity draw:name="Transparency_20_41" draw:display-name="Transparency 41" draw:style="linear" draw:start="85%" draw:end="75%" draw:angle="0deg" draw:border="100%"/>
    <draw:opacity draw:name="Transparency_20_42" draw:display-name="Transparency 42" draw:style="linear" draw:start="85%" draw:end="80%" draw:angle="0deg" draw:border="100%"/>
    <draw:opacity draw:name="Transparency_20_43" draw:display-name="Transparency 43" draw:style="linear" draw:start="85%" draw:end="45%" draw:angle="1deg" draw:border="100%"/>
    <draw:opacity draw:name="Transparency_20_44" draw:display-name="Transparency 44" draw:style="linear" draw:start="85%" draw:end="45%" draw:angle="2deg" draw:border="100%"/>
    <draw:opacity draw:name="Transparency_20_45" draw:display-name="Transparency 45" draw:style="linear" draw:start="85%" draw:end="45%" draw:angle="3deg" draw:border="100%"/>
    <draw:opacity draw:name="Transparency_20_46" draw:display-name="Transparency 46" draw:style="linear" draw:start="85%" draw:end="45%" draw:angle="4deg" draw:border="100%"/>
    <draw:opacity draw:name="Transparency_20_47" draw:display-name="Transparency 47" draw:style="linear" draw:start="85%" draw:end="45%" draw:angle="5deg" draw:border="100%"/>
    <draw:opacity draw:name="Transparency_20_48" draw:display-name="Transparency 48" draw:style="linear" draw:start="85%" draw:end="45%" draw:angle="6deg" draw:border="100%"/>
    <draw:opacity draw:name="Transparency_20_49" draw:display-name="Transparency 49" draw:style="linear" draw:start="85%" draw:end="45%" draw:angle="7deg" draw:border="100%"/>
    <draw:opacity draw:name="Transparency_20_5" draw:display-name="Transparency 5" draw:style="linear" draw:start="100%" draw:end="0%" draw:angle="0deg" draw:border="65%"/>
    <draw:opacity draw:name="Transparency_20_50" draw:display-name="Transparency 50" draw:style="linear" draw:start="85%" draw:end="45%" draw:angle="8deg" draw:border="100%"/>
    <draw:opacity draw:name="Transparency_20_51" draw:display-name="Transparency 51" draw:style="linear" draw:start="85%" draw:end="45%" draw:angle="9deg" draw:border="100%"/>
    <draw:opacity draw:name="Transparency_20_52" draw:display-name="Transparency 52" draw:style="linear" draw:start="85%" draw:end="45%" draw:angle="10deg" draw:border="100%"/>
    <draw:opacity draw:name="Transparency_20_53" draw:display-name="Transparency 53" draw:style="linear" draw:start="85%" draw:end="45%" draw:angle="11deg" draw:border="100%"/>
    <draw:opacity draw:name="Transparency_20_54" draw:display-name="Transparency 54" draw:style="linear" draw:start="85%" draw:end="45%" draw:angle="56deg" draw:border="100%"/>
    <draw:opacity draw:name="Transparency_20_55" draw:display-name="Transparency 55" draw:style="linear" draw:start="85%" draw:end="45%" draw:angle="101deg" draw:border="100%"/>
    <draw:opacity draw:name="Transparency_20_56" draw:display-name="Transparency 56" draw:style="linear" draw:start="85%" draw:end="45%" draw:angle="146deg" draw:border="100%"/>
    <draw:opacity draw:name="Transparency_20_57" draw:display-name="Transparency 57" draw:style="linear" draw:start="85%" draw:end="45%" draw:angle="191deg" draw:border="100%"/>
    <draw:opacity draw:name="Transparency_20_58" draw:display-name="Transparency 58" draw:style="linear" draw:start="85%" draw:end="45%" draw:angle="236deg" draw:border="100%"/>
    <draw:opacity draw:name="Transparency_20_59" draw:display-name="Transparency 59" draw:style="linear" draw:start="85%" draw:end="45%" draw:angle="281deg" draw:border="100%"/>
    <draw:opacity draw:name="Transparency_20_6" draw:display-name="Transparency 6" draw:style="linear" draw:start="100%" draw:end="0%" draw:angle="0deg" draw:border="60%"/>
    <draw:opacity draw:name="Transparency_20_60" draw:display-name="Transparency 60" draw:style="linear" draw:start="85%" draw:end="45%" draw:angle="326deg" draw:border="100%"/>
    <draw:marker draw:name="Arrow" svg:viewBox="0 0 20 30" svg:d="M10 0l-10 30h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04T16:41:32.401533152</dc:date>
    <meta:editing-duration>PT8M24S</meta:editing-duration>
    <meta:editing-cycles>1</meta:editing-cycles>
    <meta:generator>LibreOffice/7.3.7.2$Linux_X86_64 LibreOffice_project/30$Build-2</meta:generator>
    <meta:document-statistic meta:object-count="1"/>
  </office:meta>
</office:document-meta>
</file>